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B43ABA64C5FC9CAB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800N" table:style-name="ta1">
        <table:shapes>
          <draw:frame draw:z-index="0" draw:style-name="gr1" draw:text-style-name="P1" svg:width="15.999cm" svg:height="8.999cm" svg:x="5.415cm" svg:y="0.1cm">
            <draw:object draw:notify-on-update-of-ranges="800N.A1:800N.A1 800N.A2:800N.A32 800N.B1:800N.B1 800N.B2:800N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.596" calcext:value-type="float">
            <text:p>1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1.932" calcext:value-type="float">
            <text:p>1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2.596" calcext:value-type="float">
            <text:p>2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2.936" calcext:value-type="float">
            <text:p>2.9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3.596" calcext:value-type="float">
            <text:p>3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3.932" calcext:value-type="float">
            <text:p>3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4.268" calcext:value-type="float">
            <text:p>4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4.932" calcext:value-type="float">
            <text:p>4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5.268" calcext:value-type="float">
            <text:p>5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5.596" calcext:value-type="float">
            <text:p>5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5.932" calcext:value-type="float">
            <text:p>5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6.264" calcext:value-type="float">
            <text:p>6.2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6.596" calcext:value-type="float">
            <text:p>6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6.932" calcext:value-type="float">
            <text:p>6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7.264" calcext:value-type="float">
            <text:p>7.2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7.596" calcext:value-type="float">
            <text:p>7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7.928" calcext:value-type="float">
            <text:p>7.9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 office:value-type="float" office:value="8.932" calcext:value-type="float">
            <text:p>8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9.268" calcext:value-type="float">
            <text:p>9.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9.596" calcext:value-type="float">
            <text:p>9.5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9.932" calcext:value-type="float">
            <text:p>9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600N" table:style-name="ta1">
        <table:shapes>
          <draw:frame draw:z-index="0" draw:style-name="gr1" draw:text-style-name="P1" svg:width="15.999cm" svg:height="8.999cm" svg:x="8.542cm" svg:y="0.525cm">
            <draw:object draw:notify-on-update-of-ranges="1600N.A1:1600N.A1 1600N.A2:1600N.A27 1600N.B1:1600N.B1 1600N.B2:1600N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3.768" calcext:value-type="float">
            <text:p>3.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4.424" calcext:value-type="float">
            <text:p>4.4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6.432" calcext:value-type="float">
            <text:p>6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7.088" calcext:value-type="float">
            <text:p>7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7.776" calcext:value-type="float">
            <text:p>7.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8.432" calcext:value-type="float">
            <text:p>8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9.088" calcext:value-type="float">
            <text:p>9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9.768" calcext:value-type="float">
            <text:p>9.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10.432" calcext:value-type="float">
            <text:p>10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11.088" calcext:value-type="float">
            <text:p>11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13.088" calcext:value-type="float">
            <text:p>13.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13.768" calcext:value-type="float">
            <text:p>13.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14.432" calcext:value-type="float">
            <text:p>14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15.112" calcext:value-type="float">
            <text:p>15.1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16.432" calcext:value-type="float">
            <text:p>16.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D Bounce" table:style-name="ta1">
        <table:shapes>
          <draw:frame draw:z-index="0" draw:style-name="gr1" draw:text-style-name="P1" svg:width="15.999cm" svg:height="8.999cm" svg:x="24.697cm" svg:y="2.916cm">
            <draw:object draw:notify-on-update-of-ranges="'2D Bounce'.B1:'2D Bounce'.B1 '2D Bounce'.B2:'2D Bounce'.B97 '2D Bounce'.C1:'2D Bounce'.C1 '2D Bounce'.C2:'2D Bounce'.C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7.961cm" svg:y="9.929cm">
            <draw:object draw:notify-on-update-of-ranges="'2D Bounce'.A1:'2D Bounce'.A1 '2D Bounce'.A2:'2D Bounce'.A97 '2D Bounce'.B1:'2D Bounce'.B1 '2D Bounce'.B2:'2D Bounce'.B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7.868cm" svg:y="0.552cm">
            <draw:object draw:notify-on-update-of-ranges="'2D Bounce'.A1:'2D Bounce'.A1 '2D Bounce'.A2:'2D Bounce'.A97 '2D Bounce'.C1:'2D Bounce'.C1 '2D Bounce'.C2:'2D Bounce'.C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068" calcext:value-type="float">
            <text:p>0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236" calcext:value-type="float">
            <text:p>0.23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402" calcext:value-type="float">
            <text:p>0.4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568" calcext:value-type="float">
            <text:p>0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.2679" calcext:value-type="float">
            <text:p>1.2679</text:p>
          </table:table-cell>
          <table:table-cell office:value-type="float" office:value="0.732" calcext:value-type="float">
            <text:p>0.7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1.5623" calcext:value-type="float">
            <text:p>1.5623</text:p>
          </table:table-cell>
          <table:table-cell office:value-type="float" office:value="0.902" calcext:value-type="float">
            <text:p>0.9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.8464" calcext:value-type="float">
            <text:p>1.8464</text:p>
          </table:table-cell>
          <table:table-cell office:value-type="float" office:value="1.066" calcext:value-type="float">
            <text:p>1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2.1339" calcext:value-type="float">
            <text:p>2.1339</text:p>
          </table:table-cell>
          <table:table-cell office:value-type="float" office:value="1.232" calcext:value-type="float">
            <text:p>1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.4249" calcext:value-type="float">
            <text:p>2.4249</text:p>
          </table:table-cell>
          <table:table-cell office:value-type="float" office:value="1.4" calcext:value-type="float">
            <text:p>1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2.7124" calcext:value-type="float">
            <text:p>2.7124</text:p>
          </table:table-cell>
          <table:table-cell office:value-type="float" office:value="1.566" calcext:value-type="float">
            <text:p>1.5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.9964" calcext:value-type="float">
            <text:p>2.9964</text:p>
          </table:table-cell>
          <table:table-cell office:value-type="float" office:value="1.73" calcext:value-type="float">
            <text:p>1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3.2909" calcext:value-type="float">
            <text:p>3.2909</text:p>
          </table:table-cell>
          <table:table-cell office:value-type="float" office:value="1.9" calcext:value-type="float">
            <text:p>1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3.5819" calcext:value-type="float">
            <text:p>3.5819</text:p>
          </table:table-cell>
          <table:table-cell office:value-type="float" office:value="2.068" calcext:value-type="float">
            <text:p>2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3.8659" calcext:value-type="float">
            <text:p>3.8659</text:p>
          </table:table-cell>
          <table:table-cell office:value-type="float" office:value="2.232" calcext:value-type="float">
            <text:p>2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4.1569" calcext:value-type="float">
            <text:p>4.1569</text:p>
          </table:table-cell>
          <table:table-cell office:value-type="float" office:value="2.4" calcext:value-type="float">
            <text:p>2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4.4444" calcext:value-type="float">
            <text:p>4.4444</text:p>
          </table:table-cell>
          <table:table-cell office:value-type="float" office:value="2.566" calcext:value-type="float">
            <text:p>2.5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4.7285" calcext:value-type="float">
            <text:p>4.7285</text:p>
          </table:table-cell>
          <table:table-cell office:value-type="float" office:value="2.73" calcext:value-type="float">
            <text:p>2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5.0264" calcext:value-type="float">
            <text:p>5.0264</text:p>
          </table:table-cell>
          <table:table-cell office:value-type="float" office:value="2.902" calcext:value-type="float">
            <text:p>2.9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5.3139" calcext:value-type="float">
            <text:p>5.3139</text:p>
          </table:table-cell>
          <table:table-cell office:value-type="float" office:value="3.068" calcext:value-type="float">
            <text:p>3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5.6015" calcext:value-type="float">
            <text:p>5.6015</text:p>
          </table:table-cell>
          <table:table-cell office:value-type="float" office:value="3.234" calcext:value-type="float">
            <text:p>3.2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5.8855" calcext:value-type="float">
            <text:p>5.8855</text:p>
          </table:table-cell>
          <table:table-cell office:value-type="float" office:value="3.398" calcext:value-type="float">
            <text:p>3.3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6.2042" calcext:value-type="float">
            <text:p>6.2042</text:p>
          </table:table-cell>
          <table:table-cell office:value-type="float" office:value="3.582" calcext:value-type="float">
            <text:p>3.58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6.4675" calcext:value-type="float">
            <text:p>6.4675</text:p>
          </table:table-cell>
          <table:table-cell office:value-type="float" office:value="3.734" calcext:value-type="float">
            <text:p>3.7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6.755" calcext:value-type="float">
            <text:p>6.755</text:p>
          </table:table-cell>
          <table:table-cell office:value-type="float" office:value="3.9" calcext:value-type="float">
            <text:p>3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7.0668" calcext:value-type="float">
            <text:p>7.0668</text:p>
          </table:table-cell>
          <table:table-cell office:value-type="float" office:value="4.08" calcext:value-type="float">
            <text:p>4.0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7.33" calcext:value-type="float">
            <text:p>7.33</text:p>
          </table:table-cell>
          <table:table-cell office:value-type="float" office:value="4.232" calcext:value-type="float">
            <text:p>4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7.621" calcext:value-type="float">
            <text:p>7.621</text:p>
          </table:table-cell>
          <table:table-cell office:value-type="float" office:value="4.4" calcext:value-type="float">
            <text:p>4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7.912" calcext:value-type="float">
            <text:p>7.912</text:p>
          </table:table-cell>
          <table:table-cell office:value-type="float" office:value="4.568" calcext:value-type="float">
            <text:p>4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8.1926" calcext:value-type="float">
            <text:p>8.1926</text:p>
          </table:table-cell>
          <table:table-cell office:value-type="float" office:value="4.73" calcext:value-type="float">
            <text:p>4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8.487" calcext:value-type="float">
            <text:p>8.487</text:p>
          </table:table-cell>
          <table:table-cell office:value-type="float" office:value="4.9" calcext:value-type="float">
            <text:p>4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58" calcext:value-type="float">
            <text:p>2.558</text:p>
          </table:table-cell>
          <table:table-cell office:value-type="float" office:value="8.7746" calcext:value-type="float">
            <text:p>8.7746</text:p>
          </table:table-cell>
          <table:table-cell office:value-type="float" office:value="5.066" calcext:value-type="float">
            <text:p>5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9.0586" calcext:value-type="float">
            <text:p>9.0586</text:p>
          </table:table-cell>
          <table:table-cell office:value-type="float" office:value="5.23" calcext:value-type="float">
            <text:p>5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9.3531" calcext:value-type="float">
            <text:p>9.3531</text:p>
          </table:table-cell>
          <table:table-cell office:value-type="float" office:value="5.4" calcext:value-type="float">
            <text:p>5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9.6441" calcext:value-type="float">
            <text:p>9.6441</text:p>
          </table:table-cell>
          <table:table-cell office:value-type="float" office:value="5.568" calcext:value-type="float">
            <text:p>5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9.9247" calcext:value-type="float">
            <text:p>9.9247</text:p>
          </table:table-cell>
          <table:table-cell office:value-type="float" office:value="5.73" calcext:value-type="float">
            <text:p>5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10.2191" calcext:value-type="float">
            <text:p>10.2191</text:p>
          </table:table-cell>
          <table:table-cell office:value-type="float" office:value="5.9" calcext:value-type="float">
            <text:p>5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10.5032" calcext:value-type="float">
            <text:p>10.5032</text:p>
          </table:table-cell>
          <table:table-cell office:value-type="float" office:value="6.064" calcext:value-type="float">
            <text:p>6.0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142" calcext:value-type="float">
            <text:p>3.142</text:p>
          </table:table-cell>
          <table:table-cell office:value-type="float" office:value="10.7976" calcext:value-type="float">
            <text:p>10.7976</text:p>
          </table:table-cell>
          <table:table-cell office:value-type="float" office:value="6.234" calcext:value-type="float">
            <text:p>6.2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26" calcext:value-type="float">
            <text:p>3.226</text:p>
          </table:table-cell>
          <table:table-cell office:value-type="float" office:value="11.0886" calcext:value-type="float">
            <text:p>11.0886</text:p>
          </table:table-cell>
          <table:table-cell office:value-type="float" office:value="6.402" calcext:value-type="float">
            <text:p>6.4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307" calcext:value-type="float">
            <text:p>3.307</text:p>
          </table:table-cell>
          <table:table-cell office:value-type="float" office:value="11.3692" calcext:value-type="float">
            <text:p>11.3692</text:p>
          </table:table-cell>
          <table:table-cell office:value-type="float" office:value="6.564" calcext:value-type="float">
            <text:p>6.5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1.6567" calcext:value-type="float">
            <text:p>11.6567</text:p>
          </table:table-cell>
          <table:table-cell office:value-type="float" office:value="6.73" calcext:value-type="float">
            <text:p>6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1.9512" calcext:value-type="float">
            <text:p>11.9512</text:p>
          </table:table-cell>
          <table:table-cell office:value-type="float" office:value="6.9" calcext:value-type="float">
            <text:p>6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559" calcext:value-type="float">
            <text:p>3.559</text:p>
          </table:table-cell>
          <table:table-cell office:value-type="float" office:value="12.2421" calcext:value-type="float">
            <text:p>12.2421</text:p>
          </table:table-cell>
          <table:table-cell office:value-type="float" office:value="7.068" calcext:value-type="float">
            <text:p>7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2.5227" calcext:value-type="float">
            <text:p>12.5227</text:p>
          </table:table-cell>
          <table:table-cell office:value-type="float" office:value="7.23" calcext:value-type="float">
            <text:p>7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727" calcext:value-type="float">
            <text:p>3.727</text:p>
          </table:table-cell>
          <table:table-cell office:value-type="float" office:value="12.8241" calcext:value-type="float">
            <text:p>12.8241</text:p>
          </table:table-cell>
          <table:table-cell office:value-type="float" office:value="7.404" calcext:value-type="float">
            <text:p>7.40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807" calcext:value-type="float">
            <text:p>3.807</text:p>
          </table:table-cell>
          <table:table-cell office:value-type="float" office:value="13.1012" calcext:value-type="float">
            <text:p>13.1012</text:p>
          </table:table-cell>
          <table:table-cell office:value-type="float" office:value="7.564" calcext:value-type="float">
            <text:p>7.5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891" calcext:value-type="float">
            <text:p>3.891</text:p>
          </table:table-cell>
          <table:table-cell office:value-type="float" office:value="13.3922" calcext:value-type="float">
            <text:p>13.3922</text:p>
          </table:table-cell>
          <table:table-cell office:value-type="float" office:value="7.732" calcext:value-type="float">
            <text:p>7.7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974" calcext:value-type="float">
            <text:p>3.974</text:p>
          </table:table-cell>
          <table:table-cell office:value-type="float" office:value="13.6797" calcext:value-type="float">
            <text:p>13.6797</text:p>
          </table:table-cell>
          <table:table-cell office:value-type="float" office:value="7.898" calcext:value-type="float">
            <text:p>7.8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058" calcext:value-type="float">
            <text:p>4.05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8.066" calcext:value-type="float">
            <text:p>8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4.2548" calcext:value-type="float">
            <text:p>14.2548</text:p>
          </table:table-cell>
          <table:table-cell office:value-type="float" office:value="8.23" calcext:value-type="float">
            <text:p>8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226" calcext:value-type="float">
            <text:p>4.226</text:p>
          </table:table-cell>
          <table:table-cell office:value-type="float" office:value="14.5527" calcext:value-type="float">
            <text:p>14.5527</text:p>
          </table:table-cell>
          <table:table-cell office:value-type="float" office:value="8.402" calcext:value-type="float">
            <text:p>8.40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08" calcext:value-type="float">
            <text:p>4.308</text:p>
          </table:table-cell>
          <table:table-cell office:value-type="float" office:value="14.8367" calcext:value-type="float">
            <text:p>14.8367</text:p>
          </table:table-cell>
          <table:table-cell office:value-type="float" office:value="8.566" calcext:value-type="float">
            <text:p>8.5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5.1277" calcext:value-type="float">
            <text:p>15.1277</text:p>
          </table:table-cell>
          <table:table-cell office:value-type="float" office:value="8.734" calcext:value-type="float">
            <text:p>8.73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15.4153" calcext:value-type="float">
            <text:p>15.4153</text:p>
          </table:table-cell>
          <table:table-cell office:value-type="float" office:value="8.9" calcext:value-type="float">
            <text:p>8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559" calcext:value-type="float">
            <text:p>4.559</text:p>
          </table:table-cell>
          <table:table-cell office:value-type="float" office:value="15.7062" calcext:value-type="float">
            <text:p>15.7062</text:p>
          </table:table-cell>
          <table:table-cell office:value-type="float" office:value="9.068" calcext:value-type="float">
            <text:p>9.0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641" calcext:value-type="float">
            <text:p>4.641</text:p>
          </table:table-cell>
          <table:table-cell office:value-type="float" office:value="15.9903" calcext:value-type="float">
            <text:p>15.9903</text:p>
          </table:table-cell>
          <table:table-cell office:value-type="float" office:value="9.232" calcext:value-type="float">
            <text:p>9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16.2813" calcext:value-type="float">
            <text:p>16.2813</text:p>
          </table:table-cell>
          <table:table-cell office:value-type="float" office:value="9.4" calcext:value-type="float">
            <text:p>9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09" calcext:value-type="float">
            <text:p>4.809</text:p>
          </table:table-cell>
          <table:table-cell office:value-type="float" office:value="16.5723" calcext:value-type="float">
            <text:p>16.5723</text:p>
          </table:table-cell>
          <table:table-cell office:value-type="float" office:value="9.568" calcext:value-type="float">
            <text:p>9.56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6.8529" calcext:value-type="float">
            <text:p>16.8529</text:p>
          </table:table-cell>
          <table:table-cell office:value-type="float" office:value="9.73" calcext:value-type="float">
            <text:p>9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974" calcext:value-type="float">
            <text:p>4.974</text:p>
          </table:table-cell>
          <table:table-cell office:value-type="float" office:value="17.1438" calcext:value-type="float">
            <text:p>17.1438</text:p>
          </table:table-cell>
          <table:table-cell office:value-type="float" office:value="9.898" calcext:value-type="float">
            <text:p>9.8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058" calcext:value-type="float">
            <text:p>5.058</text:p>
          </table:table-cell>
          <table:table-cell office:value-type="float" office:value="17.4348" calcext:value-type="float">
            <text:p>17.4348</text:p>
          </table:table-cell>
          <table:table-cell office:value-type="float" office:value="10.066" calcext:value-type="float">
            <text:p>10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7.7189" calcext:value-type="float">
            <text:p>17.7189</text:p>
          </table:table-cell>
          <table:table-cell office:value-type="float" office:value="10.23" calcext:value-type="float">
            <text:p>10.2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224" calcext:value-type="float">
            <text:p>5.224</text:p>
          </table:table-cell>
          <table:table-cell office:value-type="float" office:value="18.0099" calcext:value-type="float">
            <text:p>18.0099</text:p>
          </table:table-cell>
          <table:table-cell office:value-type="float" office:value="10.398" calcext:value-type="float">
            <text:p>10.398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07" calcext:value-type="float">
            <text:p>5.307</text:p>
          </table:table-cell>
          <table:table-cell office:value-type="float" office:value="18.2974" calcext:value-type="float">
            <text:p>18.2974</text:p>
          </table:table-cell>
          <table:table-cell office:value-type="float" office:value="10.564" calcext:value-type="float">
            <text:p>10.56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8.5849" calcext:value-type="float">
            <text:p>18.5849</text:p>
          </table:table-cell>
          <table:table-cell office:value-type="float" office:value="10.73" calcext:value-type="float">
            <text:p>10.73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18.8794" calcext:value-type="float">
            <text:p>18.8794</text:p>
          </table:table-cell>
          <table:table-cell office:value-type="float" office:value="10.9" calcext:value-type="float">
            <text:p>10.9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58" calcext:value-type="float">
            <text:p>5.558</text:p>
          </table:table-cell>
          <table:table-cell office:value-type="float" office:value="19.1669" calcext:value-type="float">
            <text:p>19.1669</text:p>
          </table:table-cell>
          <table:table-cell office:value-type="float" office:value="11.066" calcext:value-type="float">
            <text:p>11.066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41" calcext:value-type="float">
            <text:p>5.641</text:p>
          </table:table-cell>
          <table:table-cell office:value-type="float" office:value="19.4544" calcext:value-type="float">
            <text:p>19.4544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19.7454" calcext:value-type="float">
            <text:p>19.7454</text:p>
          </table:table-cell>
          <table:table-cell office:value-type="float" office:value="11.4" calcext:value-type="float">
            <text:p>11.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07" calcext:value-type="float">
            <text:p>5.807</text:p>
          </table:table-cell>
          <table:table-cell office:value-type="float" office:value="19.9706" calcext:value-type="float">
            <text:p>19.9706</text:p>
          </table:table-cell>
          <table:table-cell office:value-type="float" office:value="11.564" calcext:value-type="float">
            <text:p>11.56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19.683" calcext:value-type="float">
            <text:p>19.683</text:p>
          </table:table-cell>
          <table:table-cell office:value-type="float" office:value="11.73" calcext:value-type="float">
            <text:p>11.73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19.3886" calcext:value-type="float">
            <text:p>19.3886</text:p>
          </table:table-cell>
          <table:table-cell office:value-type="float" office:value="11.9" calcext:value-type="float">
            <text:p>11.9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19.0976" calcext:value-type="float">
            <text:p>19.0976</text:p>
          </table:table-cell>
          <table:table-cell office:value-type="float" office:value="12.068" calcext:value-type="float">
            <text:p>12.0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42" calcext:value-type="float">
            <text:p>6.142</text:p>
          </table:table-cell>
          <table:table-cell office:value-type="float" office:value="18.8101" calcext:value-type="float">
            <text:p>18.8101</text:p>
          </table:table-cell>
          <table:table-cell office:value-type="float" office:value="12.234" calcext:value-type="float">
            <text:p>12.23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18.5226" calcext:value-type="float">
            <text:p>18.5226</text:p>
          </table:table-cell>
          <table:table-cell office:value-type="float" office:value="12.4" calcext:value-type="float">
            <text:p>12.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09" calcext:value-type="float">
            <text:p>6.309</text:p>
          </table:table-cell>
          <table:table-cell office:value-type="float" office:value="18.2316" calcext:value-type="float">
            <text:p>18.2316</text:p>
          </table:table-cell>
          <table:table-cell office:value-type="float" office:value="12.568" calcext:value-type="float">
            <text:p>12.5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92" calcext:value-type="float">
            <text:p>6.392</text:p>
          </table:table-cell>
          <table:table-cell office:value-type="float" office:value="17.9441" calcext:value-type="float">
            <text:p>17.9441</text:p>
          </table:table-cell>
          <table:table-cell office:value-type="float" office:value="12.734" calcext:value-type="float">
            <text:p>12.73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17.6565" calcext:value-type="float">
            <text:p>17.6565</text:p>
          </table:table-cell>
          <table:table-cell office:value-type="float" office:value="12.9" calcext:value-type="float">
            <text:p>12.9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59" calcext:value-type="float">
            <text:p>6.559</text:p>
          </table:table-cell>
          <table:table-cell office:value-type="float" office:value="17.3656" calcext:value-type="float">
            <text:p>17.3656</text:p>
          </table:table-cell>
          <table:table-cell office:value-type="float" office:value="13.068" calcext:value-type="float">
            <text:p>13.0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7.085" calcext:value-type="float">
            <text:p>17.085</text:p>
          </table:table-cell>
          <table:table-cell office:value-type="float" office:value="13.23" calcext:value-type="float">
            <text:p>13.23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24" calcext:value-type="float">
            <text:p>6.724</text:p>
          </table:table-cell>
          <table:table-cell office:value-type="float" office:value="16.794" calcext:value-type="float">
            <text:p>16.794</text:p>
          </table:table-cell>
          <table:table-cell office:value-type="float" office:value="13.398" calcext:value-type="float">
            <text:p>13.39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08" calcext:value-type="float">
            <text:p>6.808</text:p>
          </table:table-cell>
          <table:table-cell office:value-type="float" office:value="16.503" calcext:value-type="float">
            <text:p>16.503</text:p>
          </table:table-cell>
          <table:table-cell office:value-type="float" office:value="13.566" calcext:value-type="float">
            <text:p>13.56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91" calcext:value-type="float">
            <text:p>6.891</text:p>
          </table:table-cell>
          <table:table-cell office:value-type="float" office:value="16.2155" calcext:value-type="float">
            <text:p>16.2155</text:p>
          </table:table-cell>
          <table:table-cell office:value-type="float" office:value="13.732" calcext:value-type="float">
            <text:p>13.732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74" calcext:value-type="float">
            <text:p>6.974</text:p>
          </table:table-cell>
          <table:table-cell office:value-type="float" office:value="15.928" calcext:value-type="float">
            <text:p>15.928</text:p>
          </table:table-cell>
          <table:table-cell office:value-type="float" office:value="13.898" calcext:value-type="float">
            <text:p>13.89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058" calcext:value-type="float">
            <text:p>7.058</text:p>
          </table:table-cell>
          <table:table-cell office:value-type="float" office:value="15.637" calcext:value-type="float">
            <text:p>15.637</text:p>
          </table:table-cell>
          <table:table-cell office:value-type="float" office:value="14.066" calcext:value-type="float">
            <text:p>14.06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5.3529" calcext:value-type="float">
            <text:p>15.3529</text:p>
          </table:table-cell>
          <table:table-cell office:value-type="float" office:value="14.23" calcext:value-type="float">
            <text:p>14.23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15.0585" calcext:value-type="float">
            <text:p>15.0585</text:p>
          </table:table-cell>
          <table:table-cell office:value-type="float" office:value="14.4" calcext:value-type="float">
            <text:p>14.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08" calcext:value-type="float">
            <text:p>7.308</text:p>
          </table:table-cell>
          <table:table-cell office:value-type="float" office:value="14.7709" calcext:value-type="float">
            <text:p>14.7709</text:p>
          </table:table-cell>
          <table:table-cell office:value-type="float" office:value="14.566" calcext:value-type="float">
            <text:p>14.56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391" calcext:value-type="float">
            <text:p>7.391</text:p>
          </table:table-cell>
          <table:table-cell office:value-type="float" office:value="14.4834" calcext:value-type="float">
            <text:p>14.4834</text:p>
          </table:table-cell>
          <table:table-cell office:value-type="float" office:value="14.732" calcext:value-type="float">
            <text:p>14.732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14.1924" calcext:value-type="float">
            <text:p>14.1924</text:p>
          </table:table-cell>
          <table:table-cell office:value-type="float" office:value="14.9" calcext:value-type="float">
            <text:p>14.9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59" calcext:value-type="float">
            <text:p>7.559</text:p>
          </table:table-cell>
          <table:table-cell office:value-type="float" office:value="13.9015" calcext:value-type="float">
            <text:p>13.9015</text:p>
          </table:table-cell>
          <table:table-cell office:value-type="float" office:value="15.068" calcext:value-type="float">
            <text:p>15.068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5.0536" calcext:value-type="float">
            <text:p>15.053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13.3264" calcext:value-type="float">
            <text:p>13.3264</text:p>
          </table:table-cell>
          <table:table-cell office:value-type="float" office:value="14.8836" calcext:value-type="float">
            <text:p>14.883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.807" calcext:value-type="float">
            <text:p>7.807</text:p>
          </table:table-cell>
          <table:table-cell office:value-type="float" office:value="13.0424" calcext:value-type="float">
            <text:p>13.0424</text:p>
          </table:table-cell>
          <table:table-cell office:value-type="float" office:value="14.7196" calcext:value-type="float">
            <text:p>14.719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2.7548" calcext:value-type="float">
            <text:p>12.7548</text:p>
          </table:table-cell>
          <table:table-cell office:value-type="float" office:value="14.5536" calcext:value-type="float">
            <text:p>14.5536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7:44:04.790908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8T08:17:19.509658565</dc:date>
    <meta:editing-duration>PT26M4S</meta:editing-duration>
    <meta:editing-cycles>4</meta:editing-cycles>
    <meta:generator>LibreOffice/6.4.4.2$Linux_X86_64 LibreOffice_project/40$Build-2</meta:generator>
    <meta:document-statistic meta:table-count="3" meta:cell-count="78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chart-properties loext:regression-x-name="t" loext:regression-y-name="x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Position v/s Time
(800 N)</text:p>
        </chart:title>
        <chart:plot-area chart:style-name="ch3" table:cell-range-address="800N.A1:800N.B32" chart:data-source-has-labels="row" svg:x="1.331cm" svg:y="1.778cm" svg:width="14.349cm" svg:height="6.061cm">
          <chartooo:coordinate-region svg:x="1.767cm" svg:y="1.978cm" svg:width="13.634cm" svg:height="5.214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725cm" chart:style-name="ch7">
              <text:p>Position (m)</text:p>
            </chart:title>
            <chart:grid chart:style-name="ch6" chart:class="major"/>
          </chart:axis>
          <chart:series chart:style-name="ch8" chart:values-cell-range-address="800N.B2:800N.B32" chart:label-cell-address="800N.B1:800N.B1" chart:class="chart:scatter">
            <chart:domain table:cell-range-address="800N.A2:800N.A32"/>
            <chart:regression-curve chart:style-name="ch9">
              <chart:equation chart:display-equation="true" chart:display-r-square="true" chart:style-name="ch10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800N.B1:800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800N.A2:800N.A32</svg:desc>
                </draw:g>
              </table:table-cell>
              <table:table-cell office:value-type="float" office:value="0">
                <text:p>0</text:p>
                <draw:g>
                  <svg:desc>800N.B2:800N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">
                <text:p>0.092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">
                <text:p>0.1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7">
                <text:p>0.347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4">
                <text:p>0.424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8">
                <text:p>0.508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">
                <text:p>0.5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9">
                <text:p>0.759</text:p>
              </table:table-cell>
              <table:table-cell office:value-type="float" office:value="2.936">
                <text:p>2.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">
                <text:p>0.8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">
                <text:p>0.924</text:p>
              </table:table-cell>
              <table:table-cell office:value-type="float" office:value="3.596">
                <text:p>3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8">
                <text:p>1.008</text:p>
              </table:table-cell>
              <table:table-cell office:value-type="float" office:value="3.932">
                <text:p>3.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">
                <text:p>1.092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5">
                <text:p>1.17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8">
                <text:p>1.258</text:p>
              </table:table-cell>
              <table:table-cell office:value-type="float" office:value="4.932">
                <text:p>4.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2">
                <text:p>1.342</text:p>
              </table:table-cell>
              <table:table-cell office:value-type="float" office:value="5.268">
                <text:p>5.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24">
                <text:p>1.424</text:p>
              </table:table-cell>
              <table:table-cell office:value-type="float" office:value="5.596">
                <text:p>5.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8">
                <text:p>1.508</text:p>
              </table:table-cell>
              <table:table-cell office:value-type="float" office:value="5.932">
                <text:p>5.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1">
                <text:p>1.591</text:p>
              </table:table-cell>
              <table:table-cell office:value-type="float" office:value="6.264">
                <text:p>6.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74">
                <text:p>1.674</text:p>
              </table:table-cell>
              <table:table-cell office:value-type="float" office:value="6.596">
                <text:p>6.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58">
                <text:p>1.758</text:p>
              </table:table-cell>
              <table:table-cell office:value-type="float" office:value="6.932">
                <text:p>6.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1">
                <text:p>1.841</text:p>
              </table:table-cell>
              <table:table-cell office:value-type="float" office:value="7.264">
                <text:p>7.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24">
                <text:p>1.924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07">
                <text:p>2.007</text:p>
              </table:table-cell>
              <table:table-cell office:value-type="float" office:value="7.928">
                <text:p>7.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">
                <text:p>2.09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75">
                <text:p>2.17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58">
                <text:p>2.258</text:p>
              </table:table-cell>
              <table:table-cell office:value-type="float" office:value="8.932">
                <text:p>8.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2">
                <text:p>2.342</text:p>
              </table:table-cell>
              <table:table-cell office:value-type="float" office:value="9.268">
                <text:p>9.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24">
                <text:p>2.424</text:p>
              </table:table-cell>
              <table:table-cell office:value-type="float" office:value="9.596">
                <text:p>9.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08">
                <text:p>2.508</text:p>
              </table:table-cell>
              <table:table-cell office:value-type="float" office:value="9.932">
                <text:p>9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chart-properties loext:regression-x-name="t" loext:regression-y-name="x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Position v/s Time (1600N)</text:p>
        </chart:title>
        <chart:plot-area chart:style-name="ch3" table:cell-range-address="1600N.A1:1600N.B27" chart:data-source-has-labels="row" svg:x="1.331cm" svg:y="1.275cm" svg:width="14.349cm" svg:height="6.564cm">
          <chartooo:coordinate-region svg:x="1.767cm" svg:y="1.474cm" svg:width="13.488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474cm" chart:style-name="ch7">
              <text:p>Position (m)</text:p>
            </chart:title>
            <chart:grid chart:style-name="ch6" chart:class="major"/>
          </chart:axis>
          <chart:series chart:style-name="ch8" chart:values-cell-range-address="1600N.B2:1600N.B27" chart:label-cell-address="1600N.B1:1600N.B1" chart:class="chart:scatter">
            <chart:domain table:cell-range-address="1600N.A2:1600N.A27"/>
            <chart:regression-curve chart:style-name="ch9">
              <chart:equation chart:display-equation="true" chart:display-r-square="true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1600N.B1:1600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600N.A2:1600N.A27</svg:desc>
                </draw:g>
              </table:table-cell>
              <table:table-cell office:value-type="float" office:value="0">
                <text:p>0</text:p>
                <draw:g>
                  <svg:desc>1600N.B2:1600N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">
                <text:p>0.079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3">
                <text:p>0.163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">
                <text:p>0.247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">
                <text:p>0.328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">
                <text:p>0.412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6">
                <text:p>0.496</text:p>
              </table:table-cell>
              <table:table-cell office:value-type="float" office:value="3.768">
                <text:p>3.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8">
                <text:p>0.578</text:p>
              </table:table-cell>
              <table:table-cell office:value-type="float" office:value="4.424">
                <text:p>4.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1">
                <text:p>0.661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9">
                <text:p>0.829</text:p>
              </table:table-cell>
              <table:table-cell office:value-type="float" office:value="6.432">
                <text:p>6.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">
                <text:p>0.911</text:p>
              </table:table-cell>
              <table:table-cell office:value-type="float" office:value="7.088">
                <text:p>7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">
                <text:p>0.997</text:p>
              </table:table-cell>
              <table:table-cell office:value-type="float" office:value="7.776">
                <text:p>7.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79">
                <text:p>1.079</text:p>
              </table:table-cell>
              <table:table-cell office:value-type="float" office:value="8.432">
                <text:p>8.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1">
                <text:p>1.161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46">
                <text:p>1.246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9">
                <text:p>1.329</text:p>
              </table:table-cell>
              <table:table-cell office:value-type="float" office:value="10.432">
                <text:p>10.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1">
                <text:p>1.411</text:p>
              </table:table-cell>
              <table:table-cell office:value-type="float" office:value="11.088">
                <text:p>11.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95">
                <text:p>1.49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">
                <text:p>1.58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1">
                <text:p>1.661</text:p>
              </table:table-cell>
              <table:table-cell office:value-type="float" office:value="13.088">
                <text:p>13.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6">
                <text:p>1.746</text:p>
              </table:table-cell>
              <table:table-cell office:value-type="float" office:value="13.768">
                <text:p>13.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29">
                <text:p>1.829</text:p>
              </table:table-cell>
              <table:table-cell office:value-type="float" office:value="14.432">
                <text:p>14.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14">
                <text:p>1.914</text:p>
              </table:table-cell>
              <table:table-cell office:value-type="float" office:value="15.112">
                <text:p>15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5">
                <text:p>1.99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79">
                <text:p>2.079</text:p>
              </table:table-cell>
              <table:table-cell office:value-type="float" office:value="16.432">
                <text:p>16.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2D Bounce (Y v/s X)</text:p>
        </chart:title>
        <chart:plot-area chart:style-name="ch3" table:cell-range-address="'2D Bounce'.B1:'2D Bounce'.C97" chart:data-source-has-labels="row" svg:x="1.331cm" svg:y="1.275cm" svg:width="14.349cm" svg:height="6.564cm">
          <chartooo:coordinate-region svg:x="1.767cm" svg:y="1.474cm" svg:width="13.541cm" svg:height="5.718cm"/>
          <chart:axis chart:dimension="x" chart:name="primary-x" chart:style-name="ch4">
            <chart:title svg:x="7.482cm" svg:y="8.019cm" chart:style-name="ch5">
              <text:p>position x (m)</text:p>
            </chart:title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position y (m)</text:p>
            </chart:title>
            <chart:grid chart:style-name="ch6" chart:class="major"/>
          </chart:axis>
          <chart:series chart:style-name="ch8" chart:values-cell-range-address="'2D Bounce'.C2:'2D Bounce'.C97" chart:label-cell-address="'2D Bounce'.C1:'2D Bounce'.C1" chart:class="chart:scatter">
            <chart:domain table:cell-range-address="'2D Bounce'.B2:'2D Bounce'.B97"/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(m)</text:p>
                <draw:g>
                  <svg:desc>'2D Bounce'.C1:'2D Bounc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D Bounce'.B2:'2D Bounce'.B97</svg:desc>
                </draw:g>
              </table:table-cell>
              <table:table-cell office:value-type="float" office:value="0">
                <text:p>0</text:p>
                <draw:g>
                  <svg:desc>'2D Bounce'.C2:'2D Bounce'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8">
                <text:p>0.117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88">
                <text:p>0.408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63">
                <text:p>0.696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38">
                <text:p>0.983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79">
                <text:p>1.2679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3">
                <text:p>1.5623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64">
                <text:p>1.8464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339">
                <text:p>2.1339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249">
                <text:p>2.424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124">
                <text:p>2.7124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64">
                <text:p>2.996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909">
                <text:p>3.29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819">
                <text:p>3.5819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659">
                <text:p>3.8659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569">
                <text:p>4.15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444">
                <text:p>4.4444</text:p>
              </table:table-cell>
              <table:table-cell office:value-type="float" office:value="2.566">
                <text:p>2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285">
                <text:p>4.728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264">
                <text:p>5.0264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139">
                <text:p>5.3139</text:p>
              </table:table-cell>
              <table:table-cell office:value-type="float" office:value="3.068">
                <text:p>3.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015">
                <text:p>5.6015</text:p>
              </table:table-cell>
              <table:table-cell office:value-type="float" office:value="3.234">
                <text:p>3.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855">
                <text:p>5.8855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042">
                <text:p>6.2042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675">
                <text:p>6.4675</text:p>
              </table:table-cell>
              <table:table-cell office:value-type="float" office:value="3.734">
                <text:p>3.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">
                <text:p>6.7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668">
                <text:p>7.066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3">
                <text:p>7.33</text:p>
              </table:table-cell>
              <table:table-cell office:value-type="float" office:value="4.232">
                <text:p>4.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21">
                <text:p>7.62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12">
                <text:p>7.912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926">
                <text:p>8.1926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87">
                <text:p>8.48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746">
                <text:p>8.7746</text:p>
              </table:table-cell>
              <table:table-cell office:value-type="float" office:value="5.066">
                <text:p>5.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586">
                <text:p>9.0586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3531">
                <text:p>9.353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6441">
                <text:p>9.6441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247">
                <text:p>9.9247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191">
                <text:p>10.219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032">
                <text:p>10.5032</text:p>
              </table:table-cell>
              <table:table-cell office:value-type="float" office:value="6.064">
                <text:p>6.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7976">
                <text:p>10.7976</text:p>
              </table:table-cell>
              <table:table-cell office:value-type="float" office:value="6.234">
                <text:p>6.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0886">
                <text:p>11.0886</text:p>
              </table:table-cell>
              <table:table-cell office:value-type="float" office:value="6.402">
                <text:p>6.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3692">
                <text:p>11.3692</text:p>
              </table:table-cell>
              <table:table-cell office:value-type="float" office:value="6.564">
                <text:p>6.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6567">
                <text:p>11.6567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9512">
                <text:p>11.951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421">
                <text:p>12.2421</text:p>
              </table:table-cell>
              <table:table-cell office:value-type="float" office:value="7.068">
                <text:p>7.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5227">
                <text:p>12.5227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8241">
                <text:p>12.8241</text:p>
              </table:table-cell>
              <table:table-cell office:value-type="float" office:value="7.404">
                <text:p>7.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1012">
                <text:p>13.1012</text:p>
              </table:table-cell>
              <table:table-cell office:value-type="float" office:value="7.564">
                <text:p>7.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3922">
                <text:p>13.3922</text:p>
              </table:table-cell>
              <table:table-cell office:value-type="float" office:value="7.732">
                <text:p>7.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797">
                <text:p>13.6797</text:p>
              </table:table-cell>
              <table:table-cell office:value-type="float" office:value="7.898">
                <text:p>7.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9707">
                <text:p>13.9707</text:p>
              </table:table-cell>
              <table:table-cell office:value-type="float" office:value="8.066">
                <text:p>8.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2548">
                <text:p>14.2548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5527">
                <text:p>14.5527</text:p>
              </table:table-cell>
              <table:table-cell office:value-type="float" office:value="8.402">
                <text:p>8.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367">
                <text:p>14.8367</text:p>
              </table:table-cell>
              <table:table-cell office:value-type="float" office:value="8.566">
                <text:p>8.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1277">
                <text:p>15.1277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153">
                <text:p>15.41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062">
                <text:p>15.7062</text:p>
              </table:table-cell>
              <table:table-cell office:value-type="float" office:value="9.068">
                <text:p>9.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9903">
                <text:p>15.9903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2813">
                <text:p>16.28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723">
                <text:p>16.5723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8529">
                <text:p>16.8529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438">
                <text:p>17.1438</text:p>
              </table:table-cell>
              <table:table-cell office:value-type="float" office:value="9.898">
                <text:p>9.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4348">
                <text:p>17.4348</text:p>
              </table:table-cell>
              <table:table-cell office:value-type="float" office:value="10.066">
                <text:p>10.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7189">
                <text:p>17.7189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0099">
                <text:p>18.009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2974">
                <text:p>18.2974</text:p>
              </table:table-cell>
              <table:table-cell office:value-type="float" office:value="10.564">
                <text:p>10.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5849">
                <text:p>18.5849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8794">
                <text:p>18.879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1669">
                <text:p>19.1669</text:p>
              </table:table-cell>
              <table:table-cell office:value-type="float" office:value="11.066">
                <text:p>11.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4544">
                <text:p>19.4544</text:p>
              </table:table-cell>
              <table:table-cell office:value-type="float" office:value="11.232">
                <text:p>11.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7454">
                <text:p>19.745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9706">
                <text:p>19.9706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683">
                <text:p>19.683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3886">
                <text:p>19.388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0976">
                <text:p>19.0976</text:p>
              </table:table-cell>
              <table:table-cell office:value-type="float" office:value="12.068">
                <text:p>12.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8101">
                <text:p>18.8101</text:p>
              </table:table-cell>
              <table:table-cell office:value-type="float" office:value="12.234">
                <text:p>12.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226">
                <text:p>18.522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2316">
                <text:p>18.2316</text:p>
              </table:table-cell>
              <table:table-cell office:value-type="float" office:value="12.568">
                <text:p>12.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9441">
                <text:p>17.9441</text:p>
              </table:table-cell>
              <table:table-cell office:value-type="float" office:value="12.734">
                <text:p>12.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6565">
                <text:p>17.656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3656">
                <text:p>17.3656</text:p>
              </table:table-cell>
              <table:table-cell office:value-type="float" office:value="13.068">
                <text:p>13.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085">
                <text:p>17.085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794">
                <text:p>16.794</text:p>
              </table:table-cell>
              <table:table-cell office:value-type="float" office:value="13.398">
                <text:p>13.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03">
                <text:p>16.503</text:p>
              </table:table-cell>
              <table:table-cell office:value-type="float" office:value="13.566">
                <text:p>13.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155">
                <text:p>16.2155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28">
                <text:p>15.928</text:p>
              </table:table-cell>
              <table:table-cell office:value-type="float" office:value="13.898">
                <text:p>13.8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637">
                <text:p>15.637</text:p>
              </table:table-cell>
              <table:table-cell office:value-type="float" office:value="14.066">
                <text:p>14.0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3529">
                <text:p>15.3529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0585">
                <text:p>15.058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7709">
                <text:p>14.7709</text:p>
              </table:table-cell>
              <table:table-cell office:value-type="float" office:value="14.566">
                <text:p>14.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834">
                <text:p>14.4834</text:p>
              </table:table-cell>
              <table:table-cell office:value-type="float" office:value="14.732">
                <text:p>14.7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1924">
                <text:p>14.192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9015">
                <text:p>13.9015</text:p>
              </table:table-cell>
              <table:table-cell office:value-type="float" office:value="15.068">
                <text:p>15.0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6209">
                <text:p>13.6209</text:p>
              </table:table-cell>
              <table:table-cell office:value-type="float" office:value="15.0536">
                <text:p>15.0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3264">
                <text:p>13.3264</text:p>
              </table:table-cell>
              <table:table-cell office:value-type="float" office:value="14.8836">
                <text:p>14.88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0424">
                <text:p>13.0424</text:p>
              </table:table-cell>
              <table:table-cell office:value-type="float" office:value="14.7196">
                <text:p>14.7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7548">
                <text:p>12.7548</text:p>
              </table:table-cell>
              <table:table-cell office:value-type="float" office:value="14.5536">
                <text:p>14.5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chart-properties loext:regression-x-name="t" loext:regression-y-name="x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2D Bounce (X position v/s Time)</text:p>
        </chart:title>
        <chart:plot-area chart:style-name="ch3" table:cell-range-address="'2D Bounce'.A1:'2D Bounce'.B97" chart:data-source-has-labels="row" svg:x="1.331cm" svg:y="1.275cm" svg:width="14.349cm" svg:height="6.564cm">
          <chartooo:coordinate-region svg:x="1.952cm" svg:y="1.474cm" svg:width="13.634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474cm" chart:style-name="ch7">
              <text:p>Position (m)</text:p>
            </chart:title>
            <chart:grid chart:style-name="ch6" chart:class="major"/>
          </chart:axis>
          <chart:series chart:style-name="ch8" chart:values-cell-range-address="'2D Bounce'.B2:'2D Bounce'.B97" chart:label-cell-address="'2D Bounce'.B1:'2D Bounce'.B1" chart:class="chart:scatter">
            <chart:domain table:cell-range-address="'2D Bounce'.A2:'2D Bounce'.A97"/>
            <chart:regression-curve chart:style-name="ch9">
              <chart:equation chart:display-equation="true" chart:display-r-square="true" chart:style-name="ch10"/>
            </chart:regression-curve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(m)</text:p>
                <draw:g>
                  <svg:desc>'2D Bounce'.B1:'2D Bounc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D Bounce'.A2:'2D Bounce'.A97</svg:desc>
                </draw:g>
              </table:table-cell>
              <table:table-cell office:value-type="float" office:value="0">
                <text:p>0</text:p>
                <draw:g>
                  <svg:desc>'2D Bounce'.B2:'2D Bounce'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">
                <text:p>0.059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">
                <text:p>0.143</text:p>
              </table:table-cell>
              <table:table-cell office:value-type="float" office:value="0.4088">
                <text:p>0.4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">
                <text:p>0.226</text:p>
              </table:table-cell>
              <table:table-cell office:value-type="float" office:value="0.6963">
                <text:p>0.6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1">
                <text:p>0.391</text:p>
              </table:table-cell>
              <table:table-cell office:value-type="float" office:value="1.2679">
                <text:p>1.2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6">
                <text:p>0.476</text:p>
              </table:table-cell>
              <table:table-cell office:value-type="float" office:value="1.5623">
                <text:p>1.5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8">
                <text:p>0.558</text:p>
              </table:table-cell>
              <table:table-cell office:value-type="float" office:value="1.8464">
                <text:p>1.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1">
                <text:p>0.641</text:p>
              </table:table-cell>
              <table:table-cell office:value-type="float" office:value="2.1339">
                <text:p>2.1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5">
                <text:p>0.725</text:p>
              </table:table-cell>
              <table:table-cell office:value-type="float" office:value="2.4249">
                <text:p>2.4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8">
                <text:p>0.808</text:p>
              </table:table-cell>
              <table:table-cell office:value-type="float" office:value="2.7124">
                <text:p>2.7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">
                <text:p>0.89</text:p>
              </table:table-cell>
              <table:table-cell office:value-type="float" office:value="2.9964">
                <text:p>2.9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5">
                <text:p>0.975</text:p>
              </table:table-cell>
              <table:table-cell office:value-type="float" office:value="3.2909">
                <text:p>3.2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">
                <text:p>1.059</text:p>
              </table:table-cell>
              <table:table-cell office:value-type="float" office:value="3.5819">
                <text:p>3.5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1">
                <text:p>1.141</text:p>
              </table:table-cell>
              <table:table-cell office:value-type="float" office:value="3.8659">
                <text:p>3.8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5">
                <text:p>1.225</text:p>
              </table:table-cell>
              <table:table-cell office:value-type="float" office:value="4.1569">
                <text:p>4.1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8">
                <text:p>1.308</text:p>
              </table:table-cell>
              <table:table-cell office:value-type="float" office:value="4.4444">
                <text:p>4.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9">
                <text:p>1.39</text:p>
              </table:table-cell>
              <table:table-cell office:value-type="float" office:value="4.7285">
                <text:p>4.7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6">
                <text:p>1.476</text:p>
              </table:table-cell>
              <table:table-cell office:value-type="float" office:value="5.0264">
                <text:p>5.0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59">
                <text:p>1.559</text:p>
              </table:table-cell>
              <table:table-cell office:value-type="float" office:value="5.3139">
                <text:p>5.3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2">
                <text:p>1.642</text:p>
              </table:table-cell>
              <table:table-cell office:value-type="float" office:value="5.6015">
                <text:p>5.6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24">
                <text:p>1.724</text:p>
              </table:table-cell>
              <table:table-cell office:value-type="float" office:value="5.8855">
                <text:p>5.8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6">
                <text:p>1.816</text:p>
              </table:table-cell>
              <table:table-cell office:value-type="float" office:value="6.2042">
                <text:p>6.2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2">
                <text:p>1.892</text:p>
              </table:table-cell>
              <table:table-cell office:value-type="float" office:value="6.4675">
                <text:p>6.4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75">
                <text:p>1.975</text:p>
              </table:table-cell>
              <table:table-cell office:value-type="float" office:value="6.755">
                <text:p>6.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65">
                <text:p>2.065</text:p>
              </table:table-cell>
              <table:table-cell office:value-type="float" office:value="7.0668">
                <text:p>7.0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1">
                <text:p>2.141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25">
                <text:p>2.225</text:p>
              </table:table-cell>
              <table:table-cell office:value-type="float" office:value="7.621">
                <text:p>7.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9">
                <text:p>2.309</text:p>
              </table:table-cell>
              <table:table-cell office:value-type="float" office:value="7.912">
                <text:p>7.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9">
                <text:p>2.39</text:p>
              </table:table-cell>
              <table:table-cell office:value-type="float" office:value="8.1926">
                <text:p>8.1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75">
                <text:p>2.475</text:p>
              </table:table-cell>
              <table:table-cell office:value-type="float" office:value="8.487">
                <text:p>8.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58">
                <text:p>2.558</text:p>
              </table:table-cell>
              <table:table-cell office:value-type="float" office:value="8.7746">
                <text:p>8.7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4">
                <text:p>2.64</text:p>
              </table:table-cell>
              <table:table-cell office:value-type="float" office:value="9.0586">
                <text:p>9.0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25">
                <text:p>2.725</text:p>
              </table:table-cell>
              <table:table-cell office:value-type="float" office:value="9.3531">
                <text:p>9.3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9">
                <text:p>2.809</text:p>
              </table:table-cell>
              <table:table-cell office:value-type="float" office:value="9.6441">
                <text:p>9.6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9">
                <text:p>2.89</text:p>
              </table:table-cell>
              <table:table-cell office:value-type="float" office:value="9.9247">
                <text:p>9.9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75">
                <text:p>2.975</text:p>
              </table:table-cell>
              <table:table-cell office:value-type="float" office:value="10.2191">
                <text:p>10.2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7">
                <text:p>3.057</text:p>
              </table:table-cell>
              <table:table-cell office:value-type="float" office:value="10.5032">
                <text:p>10.5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2">
                <text:p>3.142</text:p>
              </table:table-cell>
              <table:table-cell office:value-type="float" office:value="10.7976">
                <text:p>10.7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26">
                <text:p>3.226</text:p>
              </table:table-cell>
              <table:table-cell office:value-type="float" office:value="11.0886">
                <text:p>11.0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07">
                <text:p>3.307</text:p>
              </table:table-cell>
              <table:table-cell office:value-type="float" office:value="11.3692">
                <text:p>11.3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9">
                <text:p>3.39</text:p>
              </table:table-cell>
              <table:table-cell office:value-type="float" office:value="11.6567">
                <text:p>11.6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75">
                <text:p>3.475</text:p>
              </table:table-cell>
              <table:table-cell office:value-type="float" office:value="11.9512">
                <text:p>11.9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59">
                <text:p>3.559</text:p>
              </table:table-cell>
              <table:table-cell office:value-type="float" office:value="12.2421">
                <text:p>12.2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4">
                <text:p>3.64</text:p>
              </table:table-cell>
              <table:table-cell office:value-type="float" office:value="12.5227">
                <text:p>12.5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27">
                <text:p>3.727</text:p>
              </table:table-cell>
              <table:table-cell office:value-type="float" office:value="12.8241">
                <text:p>12.8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07">
                <text:p>3.807</text:p>
              </table:table-cell>
              <table:table-cell office:value-type="float" office:value="13.1012">
                <text:p>13.1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91">
                <text:p>3.891</text:p>
              </table:table-cell>
              <table:table-cell office:value-type="float" office:value="13.3922">
                <text:p>13.3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74">
                <text:p>3.974</text:p>
              </table:table-cell>
              <table:table-cell office:value-type="float" office:value="13.6797">
                <text:p>13.6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58">
                <text:p>4.058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4">
                <text:p>4.14</text:p>
              </table:table-cell>
              <table:table-cell office:value-type="float" office:value="14.2548">
                <text:p>14.2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26">
                <text:p>4.226</text:p>
              </table:table-cell>
              <table:table-cell office:value-type="float" office:value="14.5527">
                <text:p>14.5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08">
                <text:p>4.308</text:p>
              </table:table-cell>
              <table:table-cell office:value-type="float" office:value="14.8367">
                <text:p>14.8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92">
                <text:p>4.392</text:p>
              </table:table-cell>
              <table:table-cell office:value-type="float" office:value="15.1277">
                <text:p>15.12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75">
                <text:p>4.475</text:p>
              </table:table-cell>
              <table:table-cell office:value-type="float" office:value="15.4153">
                <text:p>15.4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59">
                <text:p>4.559</text:p>
              </table:table-cell>
              <table:table-cell office:value-type="float" office:value="15.7062">
                <text:p>15.7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41">
                <text:p>4.641</text:p>
              </table:table-cell>
              <table:table-cell office:value-type="float" office:value="15.9903">
                <text:p>15.9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25">
                <text:p>4.725</text:p>
              </table:table-cell>
              <table:table-cell office:value-type="float" office:value="16.2813">
                <text:p>16.2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09">
                <text:p>4.809</text:p>
              </table:table-cell>
              <table:table-cell office:value-type="float" office:value="16.5723">
                <text:p>16.5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9">
                <text:p>4.89</text:p>
              </table:table-cell>
              <table:table-cell office:value-type="float" office:value="16.8529">
                <text:p>16.8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974">
                <text:p>4.974</text:p>
              </table:table-cell>
              <table:table-cell office:value-type="float" office:value="17.1438">
                <text:p>17.1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58">
                <text:p>5.058</text:p>
              </table:table-cell>
              <table:table-cell office:value-type="float" office:value="17.4348">
                <text:p>17.4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4">
                <text:p>5.14</text:p>
              </table:table-cell>
              <table:table-cell office:value-type="float" office:value="17.7189">
                <text:p>17.7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224">
                <text:p>5.224</text:p>
              </table:table-cell>
              <table:table-cell office:value-type="float" office:value="18.0099">
                <text:p>18.00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07">
                <text:p>5.307</text:p>
              </table:table-cell>
              <table:table-cell office:value-type="float" office:value="18.2974">
                <text:p>18.29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9">
                <text:p>5.39</text:p>
              </table:table-cell>
              <table:table-cell office:value-type="float" office:value="18.5849">
                <text:p>18.5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475">
                <text:p>5.475</text:p>
              </table:table-cell>
              <table:table-cell office:value-type="float" office:value="18.8794">
                <text:p>18.87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58">
                <text:p>5.558</text:p>
              </table:table-cell>
              <table:table-cell office:value-type="float" office:value="19.1669">
                <text:p>19.1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41">
                <text:p>5.641</text:p>
              </table:table-cell>
              <table:table-cell office:value-type="float" office:value="19.4544">
                <text:p>19.4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25">
                <text:p>5.725</text:p>
              </table:table-cell>
              <table:table-cell office:value-type="float" office:value="19.7454">
                <text:p>19.7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807">
                <text:p>5.807</text:p>
              </table:table-cell>
              <table:table-cell office:value-type="float" office:value="19.9706">
                <text:p>19.97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9">
                <text:p>5.89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75">
                <text:p>5.975</text:p>
              </table:table-cell>
              <table:table-cell office:value-type="float" office:value="19.3886">
                <text:p>19.38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59">
                <text:p>6.059</text:p>
              </table:table-cell>
              <table:table-cell office:value-type="float" office:value="19.0976">
                <text:p>19.0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42">
                <text:p>6.142</text:p>
              </table:table-cell>
              <table:table-cell office:value-type="float" office:value="18.8101">
                <text:p>18.8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5">
                <text:p>6.225</text:p>
              </table:table-cell>
              <table:table-cell office:value-type="float" office:value="18.5226">
                <text:p>18.5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09">
                <text:p>6.309</text:p>
              </table:table-cell>
              <table:table-cell office:value-type="float" office:value="18.2316">
                <text:p>18.2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392">
                <text:p>6.392</text:p>
              </table:table-cell>
              <table:table-cell office:value-type="float" office:value="17.9441">
                <text:p>17.9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75">
                <text:p>6.475</text:p>
              </table:table-cell>
              <table:table-cell office:value-type="float" office:value="17.6565">
                <text:p>17.65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59">
                <text:p>6.559</text:p>
              </table:table-cell>
              <table:table-cell office:value-type="float" office:value="17.3656">
                <text:p>17.3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4">
                <text:p>6.64</text:p>
              </table:table-cell>
              <table:table-cell office:value-type="float" office:value="17.085">
                <text:p>17.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24">
                <text:p>6.724</text:p>
              </table:table-cell>
              <table:table-cell office:value-type="float" office:value="16.794">
                <text:p>16.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08">
                <text:p>6.808</text:p>
              </table:table-cell>
              <table:table-cell office:value-type="float" office:value="16.503">
                <text:p>16.5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891">
                <text:p>6.891</text:p>
              </table:table-cell>
              <table:table-cell office:value-type="float" office:value="16.2155">
                <text:p>16.2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74">
                <text:p>6.974</text:p>
              </table:table-cell>
              <table:table-cell office:value-type="float" office:value="15.928">
                <text:p>15.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58">
                <text:p>7.058</text:p>
              </table:table-cell>
              <table:table-cell office:value-type="float" office:value="15.637">
                <text:p>15.6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4">
                <text:p>7.14</text:p>
              </table:table-cell>
              <table:table-cell office:value-type="float" office:value="15.3529">
                <text:p>15.3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225">
                <text:p>7.225</text:p>
              </table:table-cell>
              <table:table-cell office:value-type="float" office:value="15.0585">
                <text:p>15.05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08">
                <text:p>7.308</text:p>
              </table:table-cell>
              <table:table-cell office:value-type="float" office:value="14.7709">
                <text:p>14.7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91">
                <text:p>7.391</text:p>
              </table:table-cell>
              <table:table-cell office:value-type="float" office:value="14.4834">
                <text:p>14.4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475">
                <text:p>7.475</text:p>
              </table:table-cell>
              <table:table-cell office:value-type="float" office:value="14.1924">
                <text:p>14.1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59">
                <text:p>7.559</text:p>
              </table:table-cell>
              <table:table-cell office:value-type="float" office:value="13.9015">
                <text:p>13.9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4">
                <text:p>7.64</text:p>
              </table:table-cell>
              <table:table-cell office:value-type="float" office:value="13.6209">
                <text:p>13.6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25">
                <text:p>7.725</text:p>
              </table:table-cell>
              <table:table-cell office:value-type="float" office:value="13.3264">
                <text:p>13.3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07">
                <text:p>7.807</text:p>
              </table:table-cell>
              <table:table-cell office:value-type="float" office:value="13.0424">
                <text:p>13.0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9">
                <text:p>7.89</text:p>
              </table:table-cell>
              <table:table-cell office:value-type="float" office:value="12.7548">
                <text:p>12.75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chart-properties loext:regression-x-name="t" loext:regression-y-name="y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2D Bounce (Y position v/s Time)</text:p>
        </chart:title>
        <chart:plot-area chart:style-name="ch3" table:cell-range-address="'2D Bounce'.A1:'2D Bounce'.A97 '2D Bounce'.C1:'2D Bounce'.C97" chart:data-source-has-labels="row" svg:x="1.331cm" svg:y="1.275cm" svg:width="14.349cm" svg:height="6.564cm">
          <chartooo:coordinate-region svg:x="1.767cm" svg:y="1.474cm" svg:width="13.634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474cm" chart:style-name="ch7">
              <text:p>Position (m)</text:p>
            </chart:title>
            <chart:grid chart:style-name="ch6" chart:class="major"/>
          </chart:axis>
          <chart:series chart:style-name="ch8" chart:values-cell-range-address="'2D Bounce'.C2:'2D Bounce'.C97" chart:label-cell-address="'2D Bounce'.C1:'2D Bounce'.C1" chart:class="chart:scatter">
            <chart:domain table:cell-range-address="'2D Bounce'.A2:'2D Bounce'.A97"/>
            <chart:regression-curve chart:style-name="ch9">
              <chart:equation chart:display-equation="true" chart:display-r-square="true" chart:style-name="ch10"/>
            </chart:regression-curve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(m)</text:p>
                <draw:g>
                  <svg:desc>'2D Bounce'.C1:'2D Bounc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D Bounce'.A2:'2D Bounce'.A97</svg:desc>
                </draw:g>
              </table:table-cell>
              <table:table-cell office:value-type="float" office:value="0">
                <text:p>0</text:p>
                <draw:g>
                  <svg:desc>'2D Bounce'.C2:'2D Bounce'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">
                <text:p>0.059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">
                <text:p>0.14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">
                <text:p>0.226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1">
                <text:p>0.391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6">
                <text:p>0.476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8">
                <text:p>0.558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1">
                <text:p>0.641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5">
                <text:p>0.7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8">
                <text:p>0.808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">
                <text:p>0.8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5">
                <text:p>0.9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">
                <text:p>1.059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1">
                <text:p>1.141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5">
                <text:p>1.22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8">
                <text:p>1.308</text:p>
              </table:table-cell>
              <table:table-cell office:value-type="float" office:value="2.566">
                <text:p>2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9">
                <text:p>1.3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6">
                <text:p>1.476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59">
                <text:p>1.559</text:p>
              </table:table-cell>
              <table:table-cell office:value-type="float" office:value="3.068">
                <text:p>3.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2">
                <text:p>1.642</text:p>
              </table:table-cell>
              <table:table-cell office:value-type="float" office:value="3.234">
                <text:p>3.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24">
                <text:p>1.724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6">
                <text:p>1.816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2">
                <text:p>1.892</text:p>
              </table:table-cell>
              <table:table-cell office:value-type="float" office:value="3.734">
                <text:p>3.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75">
                <text:p>1.9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65">
                <text:p>2.06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1">
                <text:p>2.141</text:p>
              </table:table-cell>
              <table:table-cell office:value-type="float" office:value="4.232">
                <text:p>4.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25">
                <text:p>2.22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9">
                <text:p>2.309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9">
                <text:p>2.39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75">
                <text:p>2.47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58">
                <text:p>2.558</text:p>
              </table:table-cell>
              <table:table-cell office:value-type="float" office:value="5.066">
                <text:p>5.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4">
                <text:p>2.6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25">
                <text:p>2.72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9">
                <text:p>2.809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9">
                <text:p>2.89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75">
                <text:p>2.97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7">
                <text:p>3.057</text:p>
              </table:table-cell>
              <table:table-cell office:value-type="float" office:value="6.064">
                <text:p>6.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2">
                <text:p>3.142</text:p>
              </table:table-cell>
              <table:table-cell office:value-type="float" office:value="6.234">
                <text:p>6.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26">
                <text:p>3.226</text:p>
              </table:table-cell>
              <table:table-cell office:value-type="float" office:value="6.402">
                <text:p>6.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07">
                <text:p>3.307</text:p>
              </table:table-cell>
              <table:table-cell office:value-type="float" office:value="6.564">
                <text:p>6.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9">
                <text:p>3.39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75">
                <text:p>3.4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59">
                <text:p>3.559</text:p>
              </table:table-cell>
              <table:table-cell office:value-type="float" office:value="7.068">
                <text:p>7.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4">
                <text:p>3.6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27">
                <text:p>3.727</text:p>
              </table:table-cell>
              <table:table-cell office:value-type="float" office:value="7.404">
                <text:p>7.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07">
                <text:p>3.807</text:p>
              </table:table-cell>
              <table:table-cell office:value-type="float" office:value="7.564">
                <text:p>7.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91">
                <text:p>3.891</text:p>
              </table:table-cell>
              <table:table-cell office:value-type="float" office:value="7.732">
                <text:p>7.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74">
                <text:p>3.974</text:p>
              </table:table-cell>
              <table:table-cell office:value-type="float" office:value="7.898">
                <text:p>7.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58">
                <text:p>4.058</text:p>
              </table:table-cell>
              <table:table-cell office:value-type="float" office:value="8.066">
                <text:p>8.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4">
                <text:p>4.14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26">
                <text:p>4.226</text:p>
              </table:table-cell>
              <table:table-cell office:value-type="float" office:value="8.402">
                <text:p>8.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08">
                <text:p>4.308</text:p>
              </table:table-cell>
              <table:table-cell office:value-type="float" office:value="8.566">
                <text:p>8.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92">
                <text:p>4.392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75">
                <text:p>4.47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59">
                <text:p>4.559</text:p>
              </table:table-cell>
              <table:table-cell office:value-type="float" office:value="9.068">
                <text:p>9.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41">
                <text:p>4.641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25">
                <text:p>4.72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09">
                <text:p>4.809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9">
                <text:p>4.89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974">
                <text:p>4.974</text:p>
              </table:table-cell>
              <table:table-cell office:value-type="float" office:value="9.898">
                <text:p>9.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58">
                <text:p>5.058</text:p>
              </table:table-cell>
              <table:table-cell office:value-type="float" office:value="10.066">
                <text:p>10.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4">
                <text:p>5.14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224">
                <text:p>5.224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07">
                <text:p>5.307</text:p>
              </table:table-cell>
              <table:table-cell office:value-type="float" office:value="10.564">
                <text:p>10.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9">
                <text:p>5.39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475">
                <text:p>5.47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58">
                <text:p>5.558</text:p>
              </table:table-cell>
              <table:table-cell office:value-type="float" office:value="11.066">
                <text:p>11.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41">
                <text:p>5.641</text:p>
              </table:table-cell>
              <table:table-cell office:value-type="float" office:value="11.232">
                <text:p>11.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25">
                <text:p>5.72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807">
                <text:p>5.807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9">
                <text:p>5.89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75">
                <text:p>5.97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59">
                <text:p>6.059</text:p>
              </table:table-cell>
              <table:table-cell office:value-type="float" office:value="12.068">
                <text:p>12.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42">
                <text:p>6.142</text:p>
              </table:table-cell>
              <table:table-cell office:value-type="float" office:value="12.234">
                <text:p>12.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5">
                <text:p>6.22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09">
                <text:p>6.309</text:p>
              </table:table-cell>
              <table:table-cell office:value-type="float" office:value="12.568">
                <text:p>12.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392">
                <text:p>6.392</text:p>
              </table:table-cell>
              <table:table-cell office:value-type="float" office:value="12.734">
                <text:p>12.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75">
                <text:p>6.47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59">
                <text:p>6.559</text:p>
              </table:table-cell>
              <table:table-cell office:value-type="float" office:value="13.068">
                <text:p>13.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4">
                <text:p>6.64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24">
                <text:p>6.724</text:p>
              </table:table-cell>
              <table:table-cell office:value-type="float" office:value="13.398">
                <text:p>13.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08">
                <text:p>6.808</text:p>
              </table:table-cell>
              <table:table-cell office:value-type="float" office:value="13.566">
                <text:p>13.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891">
                <text:p>6.891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74">
                <text:p>6.974</text:p>
              </table:table-cell>
              <table:table-cell office:value-type="float" office:value="13.898">
                <text:p>13.8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58">
                <text:p>7.058</text:p>
              </table:table-cell>
              <table:table-cell office:value-type="float" office:value="14.066">
                <text:p>14.0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4">
                <text:p>7.14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225">
                <text:p>7.22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08">
                <text:p>7.308</text:p>
              </table:table-cell>
              <table:table-cell office:value-type="float" office:value="14.566">
                <text:p>14.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91">
                <text:p>7.391</text:p>
              </table:table-cell>
              <table:table-cell office:value-type="float" office:value="14.732">
                <text:p>14.7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475">
                <text:p>7.47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59">
                <text:p>7.559</text:p>
              </table:table-cell>
              <table:table-cell office:value-type="float" office:value="15.068">
                <text:p>15.0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4">
                <text:p>7.64</text:p>
              </table:table-cell>
              <table:table-cell office:value-type="float" office:value="15.0536">
                <text:p>15.0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25">
                <text:p>7.725</text:p>
              </table:table-cell>
              <table:table-cell office:value-type="float" office:value="14.8836">
                <text:p>14.88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07">
                <text:p>7.807</text:p>
              </table:table-cell>
              <table:table-cell office:value-type="float" office:value="14.7196">
                <text:p>14.7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9">
                <text:p>7.89</text:p>
              </table:table-cell>
              <table:table-cell office:value-type="float" office:value="14.5536">
                <text:p>14.55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